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spingDi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grasp_mod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offset_z</text:p>
          </table:table-cell>
        </table:table-row>
        <table:table-row table:style-name="ro1">
          <table:table-cell office:value-type="string" calcext:value-type="string">
            <text:p>chips_can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aster_chef_ca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racker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ugar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omato_soup_can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frontal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ustard_bott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una_fish_can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udding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latin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otted_meat_ca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pitcher_base</text:p>
          </table:table-cell>
          <table:table-cell table:number-columns-repeated="2" office:value-type="string" calcext:value-type="string">
            <text:p>ignore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_pitcher_base_v2</text:p>
          </table:table-cell>
          <table:table-cell table:number-columns-repeated="2" office:value-type="string" calcext:value-type="string">
            <text:p>ignore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itcher_lid</text:p>
          </table:table-cell>
          <table:table-cell table:number-columns-repeated="2" office:value-type="string" calcext:value-type="string">
            <text:p>ignore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leach_cleans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windex_bott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arge_mark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edium_clam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arge_clam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extra_large_clam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mini_soccer_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mini_soccer_ball_v2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oft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tennis_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racquet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olf_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oam_brick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marbl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marbl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d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e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h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i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j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colored_wood_block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colored_wood_block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nine_hole_peg_tes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toy_airpla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d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e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rubiks_cub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1T08:50:01.722985173</dc:date>
    <meta:editing-duration>PT5M34S</meta:editing-duration>
    <meta:editing-cycles>1</meta:editing-cycles>
    <meta:document-statistic meta:table-count="1" meta:cell-count="408" meta:object-count="0"/>
    <meta:generator>LibreOffice/6.4.7.2$Linux_X86_64 LibreOffice_project/40$Build-2</meta:generator>
  </office:meta>
</office:document-meta>
</file>